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1fe0f0"/>
    </style:style>
    <style:style style:name="P10" style:family="paragraph" style:parent-style-name="Standard">
      <style:text-properties officeooo:rsid="001fe0f0" officeooo:paragraph-rsid="0020479b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10">donderdag. 17/02/2016 16:10=&gt; <text:span text:style-name="T10">21:23</text:span> <text:s text:c="2"/><text:span text:style-name="T10">libs maken in altium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7T21:32:57.249000000</dc:date>
    <meta:editing-duration>P3DT10H9M18S</meta:editing-duration>
    <meta:editing-cycles>21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2" meta:word-count="128" meta:character-count="976" meta:non-whitespace-character-count="823"/>
  </office:meta>
</office:document-meta>
</file>